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A850000420C807E1E64.svm"/>
  <manifest:file-entry manifest:media-type="" manifest:full-path="Pictures/2000000700003F9100003EF2A093E66F.svm"/>
  <manifest:file-entry manifest:media-type="" manifest:full-path="Pictures/2000000700004A850000420CB41B29D9.svm"/>
  <manifest:file-entry manifest:media-type="" manifest:full-path="Pictures/2000000700004A850000420C9E260C01.svm"/>
  <manifest:file-entry manifest:media-type="" manifest:full-path="Pictures/2000000700003DEA00003EBDB32A449E.svm"/>
  <manifest:file-entry manifest:media-type="" manifest:full-path="Pictures/2000000700004E8D000038552D37C48B.svm"/>
  <manifest:file-entry manifest:media-type="" manifest:full-path="Pictures/2000000700003F9100003EF251117AF2.svm"/>
  <manifest:file-entry manifest:media-type="" manifest:full-path="Pictures/2000000700004A850000420C8E4F92AF.svm"/>
  <manifest:file-entry manifest:media-type="" manifest:full-path="Pictures/2000000700004A850000420C4CCD309C.svm"/>
  <manifest:file-entry manifest:media-type="" manifest:full-path="Pictures/2000000700001E4900001A7647C3AF4B.svm"/>
  <manifest:file-entry manifest:media-type="" manifest:full-path="Pictures/200000070000539E000043E80BC23071.svm"/>
  <manifest:file-entry manifest:media-type="" manifest:full-path="Pictures/2000000700004A850000420C52BC0BE7.svm"/>
  <manifest:file-entry manifest:media-type="" manifest:full-path="Pictures/2000000700004A850000420C83F369C0.svm"/>
  <manifest:file-entry manifest:media-type="" manifest:full-path="Pictures/2000000700004A850000420CD41BC50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2">
      <style:paragraph-properties fo:text-align="start" style:justify-single-word="false"/>
    </style:style>
    <style:style style:name="P4" style:family="paragraph" style:parent-style-name="Standard" style:list-style-name="L3">
      <style:paragraph-properties fo:text-align="start" style:justify-single-word="false"/>
    </style:style>
    <style:style style:name="P5" style:family="paragraph" style:parent-style-name="Standard" style:list-style-name="L5">
      <style:paragraph-properties fo:text-align="start" style:justify-single-word="false"/>
    </style:style>
    <style:style style:name="P6" style:family="paragraph" style:parent-style-name="Standard" style:list-style-name="L6">
      <style:paragraph-properties fo:text-align="start" style:justify-single-word="false"/>
    </style:style>
    <style:style style:name="P7" style:family="paragraph" style:parent-style-name="Standard" style:list-style-name="L7">
      <style:paragraph-properties fo:text-align="start" style:justify-single-word="false"/>
    </style:style>
    <style:style style:name="P8" style:family="paragraph" style:parent-style-name="Standard" style:list-style-name="L8">
      <style:paragraph-properties fo:text-align="start" style:justify-single-word="false"/>
    </style:style>
    <style:style style:name="P9" style:family="paragraph" style:parent-style-name="Standard" style:list-style-name="L9">
      <style:paragraph-properties fo:text-align="start" style:justify-single-word="false"/>
    </style:style>
    <style:style style:name="P10" style:family="paragraph" style:parent-style-name="Standard" style:list-style-name="L10">
      <style:paragraph-properties fo:text-align="start" style:justify-single-word="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17">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2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EST PLAN:</text:p>
      <text:p text:style-name="P1">1.<text:tab/>Open Eclipse IDE. Run “ChessGUI.java” as a java application by right-clicking on it as shown.</text:p>
      <text:list xml:id="list227912510864691962" text:style-name="L2">
        <text:list-header>
          <text:p text:style-name="P3"><draw:frame draw:style-name="fr1" draw:name="graphics1" text:anchor-type="paragraph" svg:width="6.9252in" svg:height="5.6228in" draw:z-index="0"><draw:image xlink:href="Pictures/200000070000539E000043E80BC23071.svm" xlink:type="simple" xlink:show="embed" xlink:actuate="onLoad"/></draw:frame><draw:frame draw:style-name="fr2" draw:name="graphics2" text:anchor-type="paragraph" svg:x="3.6638in" svg:y="5.289in" svg:width="2.9484in" svg:height="2.5547in" draw:z-index="1"><draw:image xlink:href="Pictures/2000000700003DEA00003EBDB32A449E.svm" xlink:type="simple" xlink:show="embed" xlink:actuate="onLoad"/></draw:frame>2. You should see something that looks like the following:</text:p>
        </text:list-header>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043049550396978930" text:style-name="L3">
        <text:list-item>
          <text:list>
            <text:list-item>
              <text:list>
                <text:list-item>
                  <text:p text:style-name="P4"><text:soft-page-break/>You should also notice a dialog box pop up in the center of the screen prompting you for two inputs (the names of each player). Apply some of your own names by entering some values into the text fields. Then press the confirmation button to save them.</text:p>
                  <text:p text:style-name="P4"><draw:frame draw:style-name="fr3" draw:name="graphics3" text:anchor-type="paragraph" svg:x="0.1453in" svg:y="0.1252in" svg:width="3.052in" svg:height="2.6665in" draw:z-index="2"><draw:image xlink:href="Pictures/2000000700001E4900001A7647C3AF4B.svm" xlink:type="simple" xlink:show="embed" xlink:actuate="onLoad"/></draw:frame><draw:frame draw:style-name="fr2" draw:name="graphics4" text:anchor-type="paragraph" svg:x="3.1965in" svg:y="0.9417in" svg:width="3.7701in" svg:height="3.1181in" draw:z-index="3"><draw:image xlink:href="Pictures/2000000700003F9100003EF2A093E66F.svm" xlink:type="simple" xlink:show="embed" xlink:actuate="onLoad"/></draw:frame></text:p>
                  <text:p text:style-name="P4"/>
                </text:list-item>
                <text:list-item>
                  <text:p text:style-name="P4">First, navigate to the menu on the <text:s/>top of the screen, click on the button that says “Scores”.</text:p>
                </text:list-item>
                <text:list-item>
                  <text:p text:style-name="P4">Check that you get a dialog box showing the players are tied at 0 to 0.</text:p>
                </text:list-item>
                <text:list-item>
                  <text:p text:style-name="P4">Next, try moving one piece by clicking on it and dragging to the square you want it to move to. For example, you first try an illegal move. Move a pawn 3 spaces forward!</text:p>
                </text:list-item>
                <text:list-item>
                  <text:p text:style-name="P4"><draw:frame draw:style-name="fr1" draw:name="graphics5" text:anchor-type="paragraph" svg:width="3.9055in" svg:height="3.0909in" draw:z-index="4"><draw:image xlink:href="Pictures/2000000700003F9100003EF251117AF2.svm" xlink:type="simple" xlink:show="embed" xlink:actuate="onLoad"/></draw:frame>Check that a dialog box shows up that tells you this move isn't valid.</text:p>
                </text:list-item>
                <text:list-item>
                  <text:p text:style-name="P4">Great, now we can check the other menus first.</text:p>
                </text:list-item>
                <text:list-item>
                  <text:p text:style-name="P4">Make a legal move. For instance, move a pawn forward two. Then navigate to the top-left menu again and click the “undo” button. </text:p>
                </text:list-item>
                <text:list-item>
                  <text:p text:style-name="P4"><text:s/>You should see the piece return to its original position.</text:p>
                </text:list-item>
                <text:list-item>
                  <text:p text:style-name="P4"><draw:frame draw:style-name="fr2" draw:name="graphics6" text:anchor-type="paragraph" svg:x="2.7425in" svg:y="-0.1728in" svg:width="4.3362in" svg:height="3.7535in" draw:z-index="5"><draw:image xlink:href="Pictures/2000000700004A850000420CD41BC508.svm" xlink:type="simple" xlink:show="embed" xlink:actuate="onLoad"/></draw:frame><text:soft-page-break/> Try clicking it a few more times to make sure nothing changes.</text:p>
                </text:list-item>
              </text:list>
            </text:list-item>
          </text:list>
        </text:list-item>
      </text:list>
      <text:p text:style-name="P2"/>
      <text:p text:style-name="P2"/>
      <text:list xml:id="list7217658106161822796" text:style-name="L5">
        <text:list-header>
          <text:p text:style-name="P5"><draw:frame draw:style-name="fr3" draw:name="graphics7" text:anchor-type="paragraph" svg:x="0.8654in" svg:y="0.0362in" svg:width="4.3402in" svg:height="3.3161in" draw:z-index="6"><draw:image xlink:href="Pictures/2000000700004A850000420CB41B29D9.svm" xlink:type="simple" xlink:show="embed" xlink:actuate="onLoad"/></draw:frame><draw:frame draw:style-name="fr2" draw:name="graphics8" text:anchor-type="paragraph" svg:x="3.128in" svg:y="3.4453in" svg:width="4.148in" svg:height="3.2201in" draw:z-index="7"><draw:image xlink:href="Pictures/2000000700004A850000420C4CCD309C.svm" xlink:type="simple" xlink:show="embed" xlink:actuate="onLoad"/></draw:frame></text:p>
          <text:p text:style-name="P5"/>
        </text:list-header>
      </text:list>
      <text:list xml:id="list9036820714537828030" text:style-name="L6">
        <text:list-item>
          <text:list>
            <text:list-item>
              <text:list>
                <text:list-item>
                  <text:p text:style-name="P6">Now, make another valid move, and try the “restart” button.</text:p>
                </text:list-item>
              </text:list>
            </text:list-item>
          </text:list>
        </text:list-item>
      </text:list>
      <text:p text:style-name="P2"><text:tab/><text:tab/></text:p>
      <text:p text:style-name="P2"/>
      <text:list xml:id="list5029814830036052549" text:style-name="L7">
        <text:list-item>
          <text:list>
            <text:list-item>
              <text:list>
                <text:list-item>
                  <text:p text:style-name="P7"><draw:frame draw:style-name="fr1" draw:name="graphics9" text:anchor-type="paragraph" svg:width="3.7528in" svg:height="3.2866in" draw:z-index="8"><draw:image xlink:href="Pictures/2000000700004A850000420C83F369C0.svm" xlink:type="simple" xlink:show="embed" xlink:actuate="onLoad"/></draw:frame>You should now be tied in scores.</text:p>
                </text:list-item>
              </text:list>
            </text:list-item>
          </text:list>
        </text:list-item>
      </text:list>
      <text:p text:style-name="P2"/>
      <text:p text:style-name="P2"/>
      <text:list xml:id="list27649556" text:continue-numbering="true" text:style-name="L7">
        <text:list-item>
          <text:list>
            <text:list-item>
              <text:list>
                <text:list-item>
                  <text:p text:style-name="P7"><draw:frame draw:style-name="fr3" draw:name="graphics11" text:anchor-type="paragraph" svg:x="0.7256in" svg:y="0.0854in" svg:width="5.6193in" svg:height="4.7854in" draw:z-index="10"><draw:image xlink:href="Pictures/2000000700004A850000420C807E1E64.svm" xlink:type="simple" xlink:show="embed" xlink:actuate="onLoad"/></draw:frame><text:soft-page-break/> Now, try another few valid moves for each player.</text:p>
                </text:list-item>
                <text:list-item>
                  <text:p text:style-name="P7"><text:s/>This time, use the “forfeit” button when it is Player 1's turn.</text:p>
                </text:list-item>
                <text:list-item>
                  <text:p text:style-name="P7"><text:s/>You should then be able to check the scores again and see that Player 2 is now winning.<text:tab/></text:p>
                </text:list-item>
              </text:list>
            </text:list-item>
          </text:list>
        </text:list-item>
      </text:list>
      <text:list xml:id="list2054485025852554237" text:style-name="L8">
        <text:list-header>
          <text:p text:style-name="P8"><draw:frame draw:style-name="fr1" draw:name="graphics10" text:anchor-type="paragraph" svg:width="3.8091in" svg:height="3.3272in" draw:z-index="9"><draw:image xlink:href="Pictures/2000000700004A850000420C8E4F92AF.svm" xlink:type="simple" xlink:show="embed" xlink:actuate="onLoad"/></draw:frame></text:p>
          <text:p text:style-name="P8"/>
          <text:p text:style-name="P8"><text:s/></text:p>
        </text:list-header>
        <text:list-item>
          <text:p text:style-name="P8"><text:soft-page-break/>Now, we can check that check and checkmate work by setting up a Fool's Mate game.</text:p>
        </text:list-item>
        <text:list-item>
          <text:p text:style-name="P8">Follow this sequence of moves. (reading left to right)</text:p>
          <text:p text:style-name="P8"><draw:frame draw:style-name="fr4" draw:name="graphics12" text:anchor-type="paragraph" svg:width="6.1752in" svg:height="4.4283in" draw:z-index="11"><draw:image xlink:href="Pictures/2000000700004E8D000038552D37C48B.svm" xlink:type="simple" xlink:show="embed" xlink:actuate="onLoad"/></draw:frame></text:p>
        </text:list-item>
      </text:list>
      <text:list xml:id="list4831093421528540488" text:style-name="L9">
        <text:list-item>
          <text:p text:style-name="P9">You should see a message box for checkmate pop up. </text:p>
        </text:list-item>
        <text:list-item>
          <text:p text:style-name="P9">Check the score to see that you lost. Player 2 is really good!</text:p>
        </text:list-item>
      </text:list>
      <text:p text:style-name="P2"><draw:frame draw:style-name="fr3" draw:name="graphics13" text:anchor-type="paragraph" svg:x="0.3752in" svg:y="0.1043in" svg:width="4.1402in" svg:height="3.4055in" draw:z-index="12"><draw:image xlink:href="Pictures/2000000700004A850000420C9E260C01.svm" xlink:type="simple" xlink:show="embed" xlink:actuate="onLoad"/></draw:frame></text:p>
      <text:p text:style-name="P2"/>
      <text:list xml:id="list1859263608184434908" text:style-name="L10">
        <text:list-item>
          <text:list>
            <text:list-item>
              <text:list>
                <text:list-item>
                  <text:list>
                    <text:list-item>
                      <text:list>
                        <text:list-item>
                          <text:p text:style-name="P10"><text:soft-page-break/>Now, hit the “reset” button again.</text:p>
                        </text:list-item>
                        <text:list-item>
                          <text:p text:style-name="P10"><text:s/>Try to move black's piece first instead of white's. </text:p>
                        </text:list-item>
                        <text:list-item>
                          <text:p text:style-name="P10"><text:s/>You should get an illegal move error.</text:p>
                        </text:list-item>
                      </text:list>
                    </text:list-item>
                  </text:list>
                </text:list-item>
              </text:list>
            </text:list-item>
          </text:list>
        </text:list-item>
      </text:list>
      <text:p text:style-name="P2"><draw:frame draw:style-name="fr4" draw:name="graphics14" text:anchor-type="paragraph" svg:width="4.5984in" svg:height="4.0181in" draw:z-index="13"><draw:image xlink:href="Pictures/2000000700004A850000420C52BC0BE7.svm" xlink:type="simple" xlink:show="embed" xlink:actuate="onLoad"/></draw:frame>That's all for now! Feel free to test anything else you see f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 H</meta:initial-creator>
    <meta:creation-date>2014-02-21T04:20:18.28</meta:creation-date>
    <dc:date>2014-02-21T07:48:29.31</dc:date>
    <dc:creator>Will H</dc:creator>
    <meta:editing-duration>PT3H28M10S</meta:editing-duration>
    <meta:editing-cycles>10</meta:editing-cycles>
    <meta:generator>OpenOffice/4.0.1$Win32 OpenOffice.org_project/401m5$Build-9714</meta:generator>
    <meta:document-statistic meta:table-count="0" meta:image-count="14" meta:object-count="0" meta:page-count="6" meta:paragraph-count="27" meta:word-count="372" meta:character-count="1913"/>
  </office:meta>
</office:document-meta>
</file>